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12pt" fo:font-weight="bold" style:font-size-asian="10.5pt" style:font-weight-asian="bold" style:font-size-complex="12pt" style:font-weight-complex="bold"/>
    </style:style>
    <style:style style:name="P3" style:family="paragraph" style:parent-style-name="Standard">
      <style:text-properties fo:font-size="12pt" fo:font-weight="normal" style:font-size-asian="10.5pt" style:font-weight-asian="normal" style:font-size-complex="12pt" style:font-weight-complex="normal"/>
    </style:style>
    <style:style style:name="P4" style:family="paragraph" style:parent-style-name="Standard" style:list-style-name="L5">
      <style:text-properties fo:font-size="12pt" fo:font-weight="normal" style:font-size-asian="10.5pt" style:font-weight-asian="normal" style:font-size-complex="12pt" style:font-weight-complex="normal"/>
    </style:style>
    <style:style style:name="P5" style:family="paragraph" style:parent-style-name="Standard" style:list-style-name="L6">
      <style:text-properties fo:font-size="12pt" fo:font-weight="normal" style:font-size-asian="10.5pt" style:font-weight-asian="normal" style:font-size-complex="12pt" style:font-weight-complex="normal"/>
    </style:style>
    <style:style style:name="P6" style:family="paragraph" style:parent-style-name="Standard" style:list-style-name="L7">
      <style:text-properties fo:font-size="12pt" fo:font-weight="normal" style:font-size-asian="10.5pt" style:font-weight-asian="normal" style:font-size-complex="12pt" style:font-weight-complex="normal"/>
    </style:style>
    <style:style style:name="P7" style:family="paragraph" style:parent-style-name="Standard">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L1">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L2">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0" style:family="paragraph" style:parent-style-name="Standard" style:list-style-name="L3">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1" style:family="paragraph" style:parent-style-name="Standard" style:list-style-name="L4">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22pt" fo:font-weight="bold" style:font-size-asian="22pt" style:font-weight-asian="bold" style:font-size-complex="22pt" style:font-style-complex="normal" style:font-weight-complex="bold"/>
    </style:style>
    <style:style style:name="T6" style:family="text">
      <style:text-properties fo:font-size="22pt" fo:font-style="normal" fo:font-weight="bold" style:font-size-asian="22pt" style:font-style-asian="normal" style:font-weight-asian="bold" style:font-size-complex="22pt" style:font-style-complex="normal" style:font-weight-complex="bold"/>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style:font-style-asian="normal"/>
    </style:style>
    <style:style style:name="T13" style:family="text">
      <style:text-properties style:font-style-complex="normal"/>
    </style:style>
    <style:style style:name="T14"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atio, osa 1</text:p>
      <text:p text:style-name="P1"/>
      <text:p text:style-name="P1"/>
      <text:p text:style-name="P2"><text:span text:style-name="T1">aihe:</text:span> <text:span text:style-name="T2">vesistömallijärjestelmä</text:span></text:p>
      <text:p text:style-name="P3"><text:span text:style-name="T8">Yksinkertainen vesistömallijärjestelmä kuvaa määriteltyjen vesistöjen nestetasetta, eli veden sisään ja ulosvirtausta järvessä tai lammessa. Tämä järjestelmä koostuu ensimmäisessä vaiheessa järvistä, joihin voi lisätä siihen laskevia jokia, kanavia tai puroja sekä vastaavasti siitä pois valuvia jokia tai muita kanavia. Vesistömallijärjestelmän avulla voidaan pitää kirjaa eri joista, sekä saada tuloksena tietyn järven vesitase, kun siihen liittyvät joet tunnetaan. Myöhemmin malliin voidaan liittää myös vaativampia fysikaalisia laskutoimituksia tai muita suureita mittaamaan vesitasetta järvessä (esim. Auringon aiheuttama haihtuminen veden pinnalta).</text:span></text:p>
      <text:p text:style-name="P3"><text:span text:style-name="T8"/></text:p>
      <text:p text:style-name="P12"><text:span text:style-name="T8">Käyttäjät:</text:span><text:span text:style-name="T4"> tutkija </text:span><text:span text:style-name="T11">ja </text:span><text:span text:style-name="T4">opiskelija</text:span></text:p>
      <text:p text:style-name="P7"><text:span text:style-name="T14">tutkijan </text:span>toiminnot:</text:p>
      <text:list xml:id="list377563842" text:style-name="L1">
        <text:list-item>
          <text:list>
            <text:list-item>
              <text:p text:style-name="P8"><text:span text:style-name="T14">järjestelmään kirjautuminen</text:span></text:p>
              <text:list>
                <text:list-item>
                  <text:p text:style-name="P8"><text:span text:style-name="T14">onnistuu, jos käyttäjätunnus ja salasana oikein</text:span></text:p>
                </text:list-item>
              </text:list>
            </text:list-item>
          </text:list>
        </text:list-item>
      </text:list>
      <text:list xml:id="list166551920" text:style-name="L2">
        <text:list-item>
          <text:list>
            <text:list-item>
              <text:p text:style-name="P9"><text:span text:style-name="T14">uuden joen tai padon lisääminen</text:span></text:p>
              <text:list>
                <text:list-item>
                  <text:p text:style-name="P9"><text:span text:style-name="T14">onnistuu, jos patoa ei ole jo olemassa</text:span></text:p>
                </text:list-item>
              </text:list>
            </text:list-item>
          </text:list>
        </text:list-item>
      </text:list>
      <text:list xml:id="list748841159" text:style-name="L3">
        <text:list-item>
          <text:list>
            <text:list-item>
              <text:p text:style-name="P10"><text:span text:style-name="T14">virtauksen lisääminen tai vähentäminen joessa</text:span></text:p>
              <text:list>
                <text:list-item>
                  <text:p text:style-name="P10"><text:span text:style-name="T14">vähentäminen onnistuu, jos järven vesitase &gt; 0 ja vähennettävä &lt; järven vesitase</text:span></text:p>
                </text:list-item>
              </text:list>
            </text:list-item>
          </text:list>
        </text:list-item>
      </text:list>
      <text:list xml:id="list616979165" text:style-name="L4">
        <text:list-item>
          <text:list>
            <text:list-item>
              <text:p text:style-name="P11"><text:span text:style-name="T14">järvien listaus vesitaseineen ja jokineen</text:span></text:p>
            </text:list-item>
            <text:list-item>
              <text:p text:style-name="P11"><text:span text:style-name="T14">jokien listaus virtauksineen</text:span></text:p>
            </text:list-item>
            <text:list-item>
              <text:p text:style-name="P11"><text:span text:style-name="T14"/></text:p>
            </text:list-item>
          </text:list>
        </text:list-item>
      </text:list>
      <text:p text:style-name="P1"/>
      <text:p text:style-name="P3">opiskelijan <text:span text:style-name="T1">toiminnot</text:span>:</text:p>
      <text:list xml:id="list1114791790" text:style-name="L5">
        <text:list-item>
          <text:list>
            <text:list-item>
              <text:p text:style-name="P4"><text:bookmark-start text:name="__DdeLink__0_1408733996"/>järvien listaus vesitaseineen ja jokineen</text:p>
            </text:list-item>
            <text:list-item>
              <text:p text:style-name="P4">jokien listaus</text:p>
            </text:list-item>
            <text:list-item>
              <text:p text:style-name="P4">järven tai joen etsiminen nimellä</text:p>
              <text:list>
                <text:list-item>
                  <text:p text:style-name="P4">onnistuu, jos löytyy listasta<text:bookmark-end text:name="__DdeLink__0_1408733996"/></text:p>
                </text:list-item>
              </text:list>
            </text:list-item>
          </text:list>
        </text:list-item>
      </text:list>
      <text:p text:style-name="P3"/>
      <text:p text:style-name="P3">kaikkien käyttäjien <text:span text:style-name="T1">toiminnot</text:span>:</text:p>
      <text:list xml:id="list1703388264" text:style-name="L6">
        <text:list-item>
          <text:list>
            <text:list-item>
              <text:p text:style-name="P5">järvien listaus vesitaseineen ja jokineen</text:p>
            </text:list-item>
          </text:list>
        </text:list-item>
      </text:list>
      <text:list xml:id="list1267323198" text:continue-list="list1114791790" text:style-name="L5">
        <text:list-item>
          <text:list>
            <text:list-item>
              <text:p text:style-name="P4">jokien listaus</text:p>
            </text:list-item>
            <text:list-item>
              <text:p text:style-name="P4">järven tai joen etsiminen nimellä</text:p>
            </text:list-item>
          </text:list>
        </text:list-item>
      </text:list>
      <text:list xml:id="list172145376" text:style-name="L7">
        <text:list-item>
          <text:list>
            <text:list-item>
              <text:list>
                <text:list-item>
                  <text:p text:style-name="P6">onnistuu, jos löytyy listasta</text:p>
                  <text:p text:style-name="P6"/>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ura Leponiemi</meta:initial-creator>
    <meta:creation-date>2012-05-18T12:06:35</meta:creation-date>
    <meta:document-statistic meta:table-count="0" meta:image-count="0" meta:object-count="0" meta:page-count="1" meta:paragraph-count="23" meta:word-count="185" meta:character-count="1394"/>
    <dc:date>2012-05-18T15:09:46</dc:date>
    <dc:creator>Laura Leponiemi</dc:creator>
    <meta:editing-duration>PT00H02M16S</meta:editing-duration>
    <meta:editing-cycles>1</meta:editing-cycles>
    <meta:generator>OpenOffice.org/3.2$Unix OpenOffice.org_project/320m12$Build-9483</meta:generator>
  </office:meta>
</office:document-meta>
</file>